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cb2" officeooo:paragraph-rsid="00043c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с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4:51:24.479160267</meta:creation-date>
    <dc:date>2020-07-30T14:52:56.748741011</dc:date>
    <meta:editing-duration>PT1M3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2.8.2$Linux_X86_64 LibreOffice_project/20$Build-2</meta:generator>
  </office:meta>
</office:document-meta>
</file>